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4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5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6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7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8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9" style:family="paragraph" style:parent-style-name="Standard">
      <style:text-properties fo:font-weight="bold" officeooo:rsid="0029265a" officeooo:paragraph-rsid="0029265a" style:font-weight-asian="bold" style:font-weight-complex="bold"/>
    </style:style>
    <style:style style:name="P10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11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12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3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5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6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8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2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2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312514"/>
    </style:style>
    <style:style style:name="T4" style:family="text">
      <style:text-properties fo:font-weight="bold" officeooo:rsid="003389c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Notes on React and Redux</text:p>
      <text:p text:style-name="P1">React </text:p>
      <text:list xml:id="list1584873237" text:style-name="L1">
        <text:list-item>
          <text:p text:style-name="P13">javascript library that handles <text:span text:style-name="T1">outputting</text:span> content and user interaction.</text:p>
        </text:list-item>
        <text:list-item>
          <text:p text:style-name="P14">Create components to manage the stuff </text:p>
          <text:list>
            <text:list-item>
              <text:p text:style-name="P14"><text:span text:style-name="T4">component is a function or a class that produces HTML using jsx and handle user feedback.</text:span> </text:p>
            </text:list-item>
          </text:list>
        </text:list-item>
        <text:list-item>
          <text:p text:style-name="P3">event handler – <text:span text:style-name="T2">manages the user actions</text:span></text:p>
        </text:list-item>
        <text:list-item>
          <text:p text:style-name="P4">React library – defines what a component is and how they work together</text:p>
        </text:list-item>
        <text:list-item>
          <text:p text:style-name="P4">ReactDOM – how to take a component and make it show up on the DOM</text:p>
        </text:list-item>
      </text:list>
      <text:p text:style-name="P15"/>
      <text:p text:style-name="P2">JSX</text:p>
      <text:list xml:id="list705924968" text:style-name="L2">
        <text:list-item>
          <text:p text:style-name="P17">javascript extension, determines the content of our react app just like normal HTML </text:p>
        </text:list-item>
      </text:list>
      <text:p text:style-name="P16"/>
      <text:p text:style-name="P6">Setup</text:p>
      <text:p text:style-name="P6">Install Node</text:p>
      <text:p text:style-name="P5">Create-react-app </text:p>
      <text:p text:style-name="P5"><text:span text:style-name="T2">npm package for boilerplate code for react apps </text:span></text:p>
      <text:p text:style-name="P5"><text:span text:style-name="T2">command: sudo npm install -g create-react-app <text:s/></text:span></text:p>
      <text:list xml:id="list4205443216" text:style-name="L3">
        <text:list-item>
          <text:p text:style-name="P19">creating an application </text:p>
        </text:list-item>
        <text:list-item>
          <text:p text:style-name="P19">command: create-react-app &lt;command&gt; </text:p>
        </text:list-item>
      </text:list>
      <text:p text:style-name="P18"/>
      <text:p text:style-name="P7">Why does create-react-app install many packages?</text:p>
      <text:p text:style-name="P20">Dependencies installed include Babel, Webpack, and Dev Server </text:p>
      <text:p text:style-name="P8">babel – <text:span text:style-name="T2">javascript transpiler – translate new ecmascript into old javascript </text:span></text:p>
      <text:p text:style-name="P9"><text:span text:style-name="T2">Useful for running newer code on legacy browsers</text:span></text:p>
      <text:p text:style-name="P10">What does it include in a new create-react-app? </text:p>
      <text:p text:style-name="P21">Src – <text:span text:style-name="T3">source code</text:span></text:p>
      <text:p text:style-name="P21">public – <text:span text:style-name="T3">store static files like images</text:span></text:p>
      <text:p text:style-name="P21">node_modules – <text:span text:style-name="T3">contains all project dependencies</text:span></text:p>
      <text:p text:style-name="P21">package.json – <text:span text:style-name="T3">records our project dependencies</text:span></text:p>
      <text:p text:style-name="P22">package-lock.json – records exact version of dependencies</text:p>
      <text:p text:style-name="P21">readme.md – <text:span text:style-name="T3">instructions on how to use the project</text:span></text:p>
      <text:p text:style-name="P10"><text:span text:style-name="T2"/></text:p>
      <text:p text:style-name="P11">Bookmark – Notes on JSX Module </text:p>
      <text:p text:style-name="P11">JXS </text:p>
      <text:p text:style-name="P23">javascript extended </text:p>
      <text:p text:style-name="P24">Code that is written in JSX will be written in javascript EVEN THOUGH THE SYNTAX LOOKS SIMILAR TO HTML</text:p>
      <text:p text:style-name="P12">Why use JSX?<text:line-break/><text:span text:style-name="T2">It allows developers to show errors and warnings.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2T17:48:05.819720299</dc:date>
    <meta:editing-duration>PT6H52M15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226" meta:character-count="1450" meta:non-whitespace-character-count="1238"/>
  </office:meta>
</office:document-meta>
</file>